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fo:font-size="12pt" fo:language="en" fo:country="US" fo:font-style="normal" style:text-underline-style="none" fo:font-weight="normal" officeooo:rsid="0115b906" officeooo:paragraph-rsid="0115b906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fo:language="en" fo:country="US" fo:font-style="normal" style:text-underline-style="none" fo:font-weight="normal" officeooo:rsid="0115b906" officeooo:paragraph-rsid="011a0ddf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size="12pt" fo:language="en" fo:country="US" fo:font-style="normal" style:text-underline-style="none" fo:font-weight="normal" officeooo:rsid="0115b906" officeooo:paragraph-rsid="012063a4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fo:language="en" fo:country="US" fo:font-style="normal" style:text-underline-style="none" fo:font-weight="normal" officeooo:rsid="0115b906" officeooo:paragraph-rsid="012ac5fa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size="12pt" fo:language="en" fo:country="US" fo:font-style="normal" style:text-underline-style="solid" style:text-underline-width="auto" style:text-underline-color="font-color" fo:font-weight="normal" officeooo:paragraph-rsid="006ea315" fo:background-color="#ffffa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officeooo:paragraph-rsid="00e37e34"/>
    </style:style>
    <style:style style:name="P7" style:family="paragraph" style:parent-style-name="Standard">
      <style:paragraph-properties fo:line-height="200%" fo:text-align="start" style:justify-single-word="false"/>
      <style:text-properties officeooo:paragraph-rsid="00f917b9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109b670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13949c9"/>
    </style:style>
    <style:style style:name="P10" style:family="paragraph" style:parent-style-name="Standard">
      <style:paragraph-properties fo:line-height="200%" fo:text-align="start" style:justify-single-word="false"/>
      <style:text-properties officeooo:paragraph-rsid="014ef3da"/>
    </style:style>
    <style:style style:name="P11" style:family="paragraph" style:parent-style-name="Standard">
      <style:paragraph-properties fo:line-height="200%" fo:text-align="start" style:justify-single-word="false"/>
      <style:text-properties officeooo:rsid="01463cca" officeooo:paragraph-rsid="01463cca"/>
    </style:style>
    <style:style style:name="P12" style:family="paragraph" style:parent-style-name="Standard">
      <style:paragraph-properties fo:line-height="200%" fo:text-align="start" style:justify-single-word="false"/>
      <style:text-properties officeooo:rsid="01463cca" officeooo:paragraph-rsid="014ef3da"/>
    </style:style>
    <style:style style:name="P13" style:family="paragraph" style:parent-style-name="Standard">
      <style:paragraph-properties fo:line-height="200%" fo:text-align="start" style:justify-single-word="false"/>
      <style:text-properties officeooo:rsid="01496769" officeooo:paragraph-rsid="01496769"/>
    </style:style>
    <style:style style:name="P14" style:family="paragraph" style:parent-style-name="Standard">
      <style:paragraph-properties fo:line-height="200%" fo:text-align="start" style:justify-single-word="false"/>
      <style:text-properties officeooo:rsid="01496769" officeooo:paragraph-rsid="013949c9"/>
    </style:style>
    <style:style style:name="P15" style:family="paragraph" style:parent-style-name="Standard">
      <style:paragraph-properties fo:line-height="200%" fo:text-align="start" style:justify-single-word="false"/>
      <style:text-properties officeooo:rsid="01496769" officeooo:paragraph-rsid="014ef3da"/>
    </style:style>
    <style:style style:name="T1" style:family="text">
      <style:text-properties style:font-name="Times New Roman" fo:font-size="12pt" fo:language="en" fo:country="US" fo:font-style="normal" style:text-underline-style="none" fo:font-weight="normal" officeooo:rsid="00db6e15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style:font-name="Times New Roman" fo:font-size="12pt" fo:language="en" fo:country="US" fo:font-style="normal" style:text-underline-style="none" fo:font-weight="normal" officeooo:rsid="00dd8930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style:font-name="Times New Roman" fo:font-size="12pt" fo:language="en" fo:country="US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style:font-name="Times New Roman" fo:font-size="12pt" fo:language="en" fo:country="US" fo:font-style="normal" style:text-underline-style="none" fo:font-weight="normal" officeooo:rsid="00dea2a0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style:font-name="Times New Roman" fo:font-size="12pt" fo:language="en" fo:country="US" fo:font-style="normal" style:text-underline-style="none" fo:font-weight="normal" officeooo:rsid="00e37e34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style:font-name="Times New Roman" fo:font-size="12pt" fo:language="en" fo:country="US" fo:font-style="normal" style:text-underline-style="none" fo:font-weight="normal" officeooo:rsid="00e71db3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style:font-name="Times New Roman" fo:font-size="12pt" fo:language="en" fo:country="US" fo:font-style="normal" style:text-underline-style="none" fo:font-weight="normal" officeooo:rsid="00ea1552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style:font-name="Times New Roman" fo:font-size="12pt" fo:language="en" fo:country="US" fo:font-style="normal" style:text-underline-style="none" fo:font-weight="normal" officeooo:rsid="00edd324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fo:font-size="12pt" fo:language="en" fo:country="US" fo:font-style="normal" style:text-underline-style="none" fo:font-weight="normal" officeooo:rsid="00f11c58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Times New Roman" fo:font-size="12pt" fo:language="en" fo:country="US" fo:font-style="normal" style:text-underline-style="none" fo:font-weight="normal" officeooo:rsid="00f52c08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language="en" fo:country="US" fo:font-style="normal" style:text-underline-style="none" fo:font-weight="normal" officeooo:rsid="00f6f54f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language="en" fo:country="US" fo:font-style="normal" style:text-underline-style="none" fo:font-weight="normal" officeooo:rsid="0109b670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language="en" fo:country="US" fo:font-style="normal" style:text-underline-style="none" fo:font-weight="normal" officeooo:rsid="010b806a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language="en" fo:country="US" fo:font-style="normal" style:text-underline-style="none" fo:font-weight="normal" officeooo:rsid="010cc4ff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language="en" fo:country="US" fo:font-style="normal" style:text-underline-style="none" fo:font-weight="normal" officeooo:rsid="013949c9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language="en" fo:country="US" fo:font-style="normal" style:text-underline-style="none" fo:font-weight="normal" officeooo:rsid="014eb563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language="en" fo:country="US" fo:font-style="normal" style:text-underline-style="none" fo:font-weight="normal" officeooo:rsid="015864af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2pt" fo:language="en" fo:country="US" fo:font-style="normal" style:text-underline-style="none" fo:font-weight="normal" officeooo:rsid="00f917b9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" fo:font-size="12pt" fo:language="en" fo:country="US" fo:font-style="normal" style:text-underline-style="none" fo:font-weight="normal" officeooo:rsid="00fd91a0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Times New Roman" fo:font-size="12pt" fo:language="en" fo:country="US" fo:font-style="normal" style:text-underline-style="none" fo:font-weight="normal" officeooo:rsid="01002013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en" fo:country="US" fo:font-style="normal" style:text-underline-style="none" fo:font-weight="normal" officeooo:rsid="0151673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Times New Roman" fo:font-size="12pt" fo:language="en" fo:country="US" fo:font-style="normal" style:text-underline-style="none" fo:font-weight="normal" officeooo:rsid="01519784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text-position="super 58%" style:font-name="Times New Roman" fo:font-size="12pt" fo:language="en" fo:country="US" fo:font-style="normal" style:text-underline-style="none" fo:font-weight="normal" officeooo:rsid="0109b670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officeooo:rsid="01180ef1"/>
    </style:style>
    <style:style style:name="T25" style:family="text">
      <style:text-properties officeooo:rsid="011a0ddf"/>
    </style:style>
    <style:style style:name="T26" style:family="text">
      <style:text-properties officeooo:rsid="011e7b18"/>
    </style:style>
    <style:style style:name="T27" style:family="text">
      <style:text-properties officeooo:rsid="012063a4"/>
    </style:style>
    <style:style style:name="T28" style:family="text">
      <style:text-properties officeooo:rsid="013949c9"/>
    </style:style>
    <style:style style:name="T29" style:family="text">
      <style:text-properties officeooo:rsid="01519784"/>
    </style:style>
    <style:style style:name="T30" style:family="text">
      <style:text-properties officeooo:rsid="0151f85c"/>
    </style:style>
    <style:style style:name="T31" style:family="text">
      <style:text-properties officeooo:rsid="015864a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a.Discuss two situations where you would suggest using metrics in your organization, a qualitative metric and a quantitative metric. Predict how you would determine that the selected metrics works.</text:p>
      <text:p text:style-name="P5"/>
      <text:p text:style-name="P6"><text:span text:style-name="T1">Quantitative and Qualitative metrics are used all the time in agile software development. One </text:span><text:span text:style-name="T5">suggestion</text:span><text:span text:style-name="T1"> of a popular qualitative metric is the feedback </text:span><text:span text:style-name="T2">provided</text:span><text:span text:style-name="T1"> to upper management through </text:span><text:span text:style-name="T7">the</text:span><text:span text:style-name="T2"> workers </text:span><text:span text:style-name="T7">at</text:span><text:span text:style-name="T1"> retrospective meetings. </text:span><text:span text:style-name="T2">These </text:span><text:span text:style-name="T1">retrospective </text:span><text:span text:style-name="T2">meeting</text:span><text:span text:style-name="T8">s</text:span><text:span text:style-name="T2"> produce statements of issues qualitatively </text:span><text:span text:style-name="T8">to</text:span><text:span text:style-name="T2"> management </text:span><text:span text:style-name="T8">so they </text:span><text:span text:style-name="T4">can </text:span><text:span text:style-name="T2">look at </text:span><text:span text:style-name="T6">them in</text:span><text:span text:style-name="T2"> a wider scope. </text:span><text:span text:style-name="T7">I have ran these meetings in the past and typically</text:span><text:span text:style-name="T2"> go with the popular sailboat retrospective, but </text:span><text:span text:style-name="T11">for fun I </text:span><text:span text:style-name="T8">have also mixed it up with </text:span><text:span text:style-name="T9">retrospectives based of off pop-culture such cartoon shows like the Pokemon Retrospectives or Rick and Morty Retrospectives. How the </text:span><text:span text:style-name="T10">retrospective </text:span><text:span text:style-name="T9">feedback is perceived and applied would determine how well the selected metric works. </text:span><text:span text:style-name="T11">An example of a quantitative metric I would suggest in agile software development would be the use of story points. This allows development to gauge and estimate tasks quantitatively via points. These points represent a level of difficult</text:span><text:span text:style-name="T16">y</text:span><text:span text:style-name="T11"> and gives value to the tasks worth. The smaller the point on the ticket the easier the complexity. The more points in a sprint the more time </text:span><text:span text:style-name="T16">or</text:span><text:span text:style-name="T11"> manpower needed to complete. This gives management the ability to plan out abstract tasks in a quantitative way.</text:span></text:p>
      <text:p text:style-name="P6"><text:span text:style-name="T11"/></text:p>
      <text:p text:style-name="P12"><text:span text:style-name="T15">S</text:span><text:span text:style-name="T3">ale Boat Retrospective</text:span></text:p>
      <text:p text:style-name="P10"><text:a xlink:type="simple" xlink:href="https://miro.com/guides/retrospectives/how-to-run-sailboat-retrospective" text:style-name="Internet_20_link" text:visited-style-name="Visited_20_Internet_20_Link"><text:span text:style-name="T15">https://miro.com/guides/retrospectives/how-to-run-sailboat-retrospective</text:span></text:a></text:p>
      <text:p text:style-name="P12"><text:span text:style-name="T15">R</text:span><text:span text:style-name="T3">ick and Morty Retrospective</text:span></text:p>
      <text:p text:style-name="P12"><text:a xlink:type="simple" xlink:href="https://medium.com/@stevensampsonjones/an-agile-retrospective-rick-and-morty-edition-256b5e09b398" text:style-name="Internet_20_link" text:visited-style-name="Visited_20_Internet_20_Link"><text:span text:style-name="T3">https://medium.com/@stevensampsonjones/an-agile-retrospective-rick-and-morty-edition-256b5e09b398</text:span></text:a></text:p>
      <text:p text:style-name="P15"><text:span text:style-name="T3">Story Points</text:span></text:p>
      <text:p text:style-name="P15"><text:span text:style-name="T11">https://www.atlassian.com/agile/project-management/estimation</text:span></text:p>
      <text:p text:style-name="P5"/>
      <text:p text:style-name="P5"><text:soft-page-break/>3b.List several parameters that will aid you to determine whether employees that you supervise utilize resources responsibly in your organization.</text:p>
      <text:p text:style-name="P7"><text:span text:style-name="T18">In agile software development some paramet</text:span><text:span text:style-name="T19">ers I could use to determine whether employees are utilizing resources responsibly would be access to the organizations agile board data as a whole to compare the amount of points other teams are doing given the man power in the same amount of time. Of course this </text:span><text:span text:style-name="T21">is</text:span><text:span text:style-name="T19"> contingent they are pointing their stories in a similar fashion. If my team was performing significantly less points compared to other teams of the same caliber this </text:span><text:span text:style-name="T22">would</text:span><text:span text:style-name="T19"> be o</text:span><text:span text:style-name="T22">f</text:span><text:span text:style-name="T19"> concern. This would tell me my team is under performing or we are over estimating our points for tickets. </text:span><text:span text:style-name="T20">Another example is having access to all of developments code base and history. From this I could gather metrics on how many lines of code being added and by who and compare them to the average across teams </text:span><text:span text:style-name="T22">and identify straglers</text:span><text:span text:style-name="T20">. Lastly having access to the companies browsing history could show how often employees are browsing unrelated websites. </text:span></text:p>
      <text:p text:style-name="P5">3c.There is a difference between objectives and outcomes, provide 3 examples of objective and 3 examples of outcomes, express how you would explain the difference between the two to a board member in your organization/workplace (or a general senior manager in your organization). </text:p>
      <text:p text:style-name="P8"><text:span text:style-name="T12">If I were to explain it to a board member I would put it simply as so, objectives are what you want to happen while outcomes are what did happen. Some examples of objectives </text:span><text:span text:style-name="T13">in agile software development </text:span><text:span text:style-name="T12">are getting a product to the customer in required time, having </text:span><text:span text:style-name="T13">sufficient</text:span><text:span text:style-name="T12"> code coverage </text:span><text:span text:style-name="T13">on that product </text:span><text:span text:style-name="T12">via 3</text:span><text:span text:style-name="T23">rd</text:span><text:span text:style-name="T12"> party plugins such as sonarQube and </text:span><text:span text:style-name="T13">Fortify, and producing the product within budget. </text:span><text:span text:style-name="T14">In contrast the outcomes of these situations could be that we did not produce the product in time, have enough code coverage, or produce a product within budget.</text:span></text:p>
      <text:p text:style-name="P5"/>
      <text:p text:style-name="P5">3d.Review section 6.1.2 Risk Management—Executing Appropriate Measures to Manage Risks and Potential Impacts to an Acceptable Level</text:p>
      <text:p text:style-name="P5"/>
      <text:p text:style-name="P5"><text:soft-page-break/>As a security manager one of your duties is to manage risks (IT assets, IT human resources, IT investments). How can you demonstrate to senior management that you are doing a good job managing the risk in your organization/workplace? What data/information should you provide in support of your judgement?</text:p>
      <text:p text:style-name="P1">To define to management I was doing a good job managing risk I would argue my works validity using the NIST framework.</text:p>
      <text:p text:style-name="P2">Identify : <text:span text:style-name="T24">Provide </text:span><text:span text:style-name="T25">how I defined</text:span><text:span text:style-name="T24"> all IT assets </text:span><text:span text:style-name="T26">and resources. </text:span></text:p>
      <text:p text:style-name="P1">Protect : <text:span text:style-name="T24">Provide how my impact has brought protection to these assets.</text:span></text:p>
      <text:p text:style-name="P3">Detect : <text:span text:style-name="T24">Provide </text:span><text:span text:style-name="T27">h</text:span><text:span text:style-name="T24">ow I am actively engaging to detect vulnerabilities.</text:span></text:p>
      <text:p text:style-name="P3">Respond : <text:span text:style-name="T24">Provide </text:span><text:span text:style-name="T27">h</text:span><text:span text:style-name="T24">ow I would handle incident response.</text:span></text:p>
      <text:p text:style-name="P4">Recover : <text:span text:style-name="T24">Provide </text:span><text:span text:style-name="T27">h</text:span><text:span text:style-name="T24">ow </text:span><text:span text:style-name="T30">we </text:span><text:span text:style-name="T24">might we recover from </text:span><text:span text:style-name="T30">these </text:span><text:span text:style-name="T24">incidents.</text:span></text:p>
      <text:p text:style-name="P4"/>
      <text:p text:style-name="P9"><text:span text:style-name="T15">One example would be to have periodic security audits that support a downward trend in vulnerabilities. Another example is empirical data from code smelling software indicating a downward trend in codes smells. Lastly is implementing periodic security testings for work</text:span><text:span text:style-name="T17">ers</text:span><text:span text:style-name="T15"> that hopefully trend upward </text:span><text:span text:style-name="T17">results </text:span><text:span text:style-name="T15">overtime.</text:span></text:p>
      <text:p text:style-name="P9"><text:span text:style-name="T15"/></text:p>
      <text:p text:style-name="P9"><text:span text:style-name="T15">https://www.nist.gov/cyberframework</text:span></text:p>
      <text:p text:style-name="P9"><text:span text:style-name="T15"/></text:p>
      <text:p text:style-name="P1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21:33:58.634458317</meta:creation-date>
    <dc:date>2022-11-04T18:23:00.227734074</dc:date>
    <meta:editing-duration>PT4H52M31S</meta:editing-duration>
    <meta:editing-cycles>127</meta:editing-cycles>
    <meta:generator>LibreOffice/6.4.7.2$Linux_X86_64 LibreOffice_project/40$Build-2</meta:generator>
    <meta:document-statistic meta:table-count="0" meta:image-count="0" meta:object-count="0" meta:page-count="3" meta:paragraph-count="22" meta:word-count="748" meta:character-count="4874" meta:non-whitespace-character-count="4146"/>
  </office:meta>
</office:document-meta>
</file>